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automatic-styles>
    <style:style style:name="Tableau1" style:family="table">
      <style:table-properties style:width="18.741cm" table:align="left"/>
    </style:style>
    <style:style style:name="Tableau1.A" style:family="table-column">
      <style:table-column-properties style:column-width="2.91cm"/>
    </style:style>
    <style:style style:name="Tableau1.B" style:family="table-column">
      <style:table-column-properties style:column-width="5.893cm"/>
    </style:style>
    <style:style style:name="Tableau1.C" style:family="table-column">
      <style:table-column-properties style:column-width="9.938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Heading_20_1" style:list-style-name="">
      <style:text-properties officeooo:rsid="002c36df" officeooo:paragraph-rsid="002c36df"/>
    </style:style>
    <style:style style:name="P2" style:family="paragraph" style:parent-style-name="Heading_20_2">
      <style:text-properties officeooo:paragraph-rsid="004cce1c"/>
    </style:style>
    <style:style style:name="P3" style:family="paragraph" style:parent-style-name="Table_20_Contents">
      <style:text-properties style:font-name="Arial"/>
    </style:style>
    <style:style style:name="P4" style:family="paragraph" style:parent-style-name="Table_20_Heading">
      <style:text-properties officeooo:paragraph-rsid="004d3e60"/>
    </style:style>
    <style:style style:name="P5" style:family="paragraph" style:parent-style-name="Text_20_body">
      <style:text-properties officeooo:paragraph-rsid="004cce1c"/>
    </style:style>
    <style:style style:name="P6" style:family="paragraph" style:parent-style-name="Text_20_body">
      <style:text-properties officeooo:paragraph-rsid="004d3e60"/>
    </style:style>
    <style:style style:name="T1" style:family="text">
      <style:text-properties fo:font-weight="normal" officeooo:rsid="00254d29" style:font-weight-asian="normal" style:font-weight-complex="normal"/>
    </style:style>
    <style:style style:name="T2" style:family="text">
      <style:text-properties fo:font-weight="normal" officeooo:rsid="0046bce7" style:font-weight-asian="normal" style:font-weight-complex="normal"/>
    </style:style>
    <style:style style:name="T3" style:family="text">
      <style:text-properties fo:font-weight="normal" officeooo:rsid="004afef2" style:font-weight-asian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4cce1c" style:font-style-asian="normal" style:font-style-complex="normal"/>
    </style:style>
    <style:style style:name="T6" style:family="text">
      <style:text-properties fo:font-style="normal" officeooo:rsid="004d3e60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4cce1c" style:font-style-asian="normal" style:font-weight-asian="bold" style:font-style-complex="normal" style:font-weight-complex="bold"/>
    </style:style>
    <style:style style:name="T9" style:family="text">
      <style:text-properties officeooo:rsid="004d3e60"/>
    </style:style>
    <style:style style:name="T10" style:family="text">
      <style:text-properties style:font-name="Arial"/>
    </style:style>
    <style:style style:name="T11" style:family="text">
      <style:text-properties style:font-name="Arial" officeooo:rsid="004d3e60"/>
    </style:style>
    <style:style style:name="T12" style:family="text">
      <style:text-properties style:font-name="Arial" fo:font-weight="normal" style:font-weight-asian="normal" style:font-weight-complex="normal"/>
    </style:style>
    <style:style style:name="T13" style:family="text">
      <style:text-properties style:font-name="Arial" fo:font-weight="normal" officeooo:rsid="004d3e6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P1" text:outline-level="1"><text:span text:style-name="T1">L</text:span><text:span text:style-name="T2">e </text:span><text:span text:style-name="T3">conditionnel</text:span></text:h>
      <text:h text:style-name="P2" text:outline-level="2"><text:span text:style-name="Emphasis"><text:span text:style-name="T5">Avec Would</text:span></text:span></text:h>
      <text:h text:style-name="Heading_20_3" text:outline-level="3"><text:span text:style-name="Emphasis"><text:span text:style-name="T4">Formation</text:span></text:span></text:h>
      <text:h text:style-name="Heading_20_4" text:outline-level="4"><text:span text:style-name="Emphasis"><text:span text:style-name="T4">Conditionnel présent</text:span></text:span></text:h>
      <text:p text:style-name="P6"><text:span text:style-name="Emphasis"><text:span text:style-name="T8">Forme + </text:span></text:span><text:span text:style-name="Emphasis"><text:span text:style-name="T5">: S + would + base verbale</text:span></text:span></text:p>
      <text:p text:style-name="P6"><text:span text:style-name="Emphasis"><text:span text:style-name="T8">Forme - </text:span></text:span><text:span text:style-name="Emphasis"><text:span text:style-name="T5">: S + would not / wouldn't + base verbale</text:span></text:span></text:p>
      <text:p text:style-name="P6"><text:span text:style-name="Emphasis"><text:span text:style-name="T8">Forme ? </text:span></text:span><text:span text:style-name="Emphasis"><text:span text:style-name="T5">: Would + S + base verbale ?</text:span></text:span></text:p>
      <text:p text:style-name="P6"><text:span text:style-name="Emphasis"><text:span text:style-name="T8">Forme ? -</text:span></text:span><text:span text:style-name="Emphasis"><text:span text:style-name="T5"> : Wouldn't + S + base verbale ?</text:span></text:span></text:p>
      <text:h text:style-name="Heading_20_4" text:outline-level="4"><text:span text:style-name="Emphasis"><text:span text:style-name="T4">Conditionnel passé</text:span></text:span></text:h>
      <text:p text:style-name="P6"><text:span text:style-name="Emphasis"><text:span text:style-name="T8">Forme +</text:span></text:span><text:span text:style-name="Emphasis"><text:span text:style-name="T5"> : S + would + have + participe passé</text:span></text:span></text:p>
      <text:p text:style-name="P6"><text:span text:style-name="Emphasis"><text:span text:style-name="T8">Forme - </text:span></text:span><text:span text:style-name="Emphasis"><text:span text:style-name="T5">: S + would not / wouldn't + have + participe passé</text:span></text:span></text:p>
      <text:p text:style-name="P6"><text:span text:style-name="Emphasis"><text:span text:style-name="T8">Forme ?</text:span></text:span><text:span text:style-name="Emphasis"><text:span text:style-name="T5"> : Would + S + have + participe passé</text:span></text:span></text:p>
      <text:p text:style-name="P5"><text:span text:style-name="Emphasis"><text:span text:style-name="T8">Forme ? -</text:span></text:span><text:span text:style-name="Emphasis"><text:span text:style-name="T5"> : Wouldn't + S + have + participe passé</text:span></text:span></text:p>
      <text:h text:style-name="Heading_20_3" text:outline-level="3"><text:span text:style-name="Emphasis"><text:span text:style-name="T4">Note</text:span></text:span></text:h>
      <text:p text:style-name="P6"><text:span text:style-name="Emphasis"><text:span text:style-name="T5">Les modaux ne se mettent pas au conditionnel. Toutefois, certains modaux ont un équivalent au conditionnel :</text:span></text:span></text:p>
      <text:p text:style-name="P6"><text:span text:style-name="Emphasis"><text:span text:style-name="T5">- </text:span></text:span><text:span text:style-name="Emphasis"><text:span text:style-name="T8">Could</text:span></text:span><text:span text:style-name="Emphasis"><text:span text:style-name="T5"> peut être employé comme équivalent de </text:span></text:span><text:span text:style-name="Emphasis"><text:span text:style-name="T8">can</text:span></text:span><text:span text:style-name="Emphasis"><text:span text:style-name="T5"> au conditionnel présent.</text:span></text:span></text:p>
      <text:p text:style-name="P6"><text:span text:style-name="Emphasis"><text:span text:style-name="T5">- </text:span></text:span><text:span text:style-name="Emphasis"><text:span text:style-name="T8">Might</text:span></text:span><text:span text:style-name="Emphasis"><text:span text:style-name="T5"> peut être employé comme équivalent de </text:span></text:span><text:span text:style-name="Emphasis"><text:span text:style-name="T8">may</text:span></text:span><text:span text:style-name="Emphasis"><text:span text:style-name="T5"> au conditionnel présent.</text:span></text:span></text:p>
      <text:h text:style-name="Heading_20_2" text:outline-level="2"><text:span text:style-name="Emphasis"><text:span text:style-name="T4">Structures conditionnelles</text:span></text:span></text:h>
      <text:h text:style-name="Heading_20_3" text:outline-level="3"><text:span text:style-name="Emphasis"><text:span text:style-name="T4">Avec if</text:span>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 table:style-name="TableLine93993369230768">
            <table:table-cell table:style-name="Tableau1.A1" office:value-type="string">
              <text:p text:style-name="P4"><text:span text:style-name="Strong_20_Emphasis"><text:span text:style-name="T13">Emploi</text:span></text:span></text:p>
            </table:table-cell>
            <table:table-cell table:style-name="Tableau1.A1" office:value-type="string">
              <text:p text:style-name="Table_20_Heading"><text:span text:style-name="Strong_20_Emphasis"><text:span text:style-name="T12">Structure</text:span></text:span></text:p>
            </table:table-cell>
            <table:table-cell table:style-name="Tableau1.A1" office:value-type="string">
              <text:p text:style-name="P4"><text:span text:style-name="Strong_20_Emphasis"><text:span text:style-name="T13">Traduction</text:span></text:span></text:p>
            </table:table-cell>
          </table:table-row>
          <table:table-row table:style-name="TableLine93993369230768">
            <table:table-cell table:style-name="Tableau1.A1" office:value-type="string">
              <text:p text:style-name="P3">Éventuel</text:p>
            </table:table-cell>
            <table:table-cell table:style-name="Tableau1.A1" office:value-type="string">
              <text:p text:style-name="Table_20_Contents"><text:span text:style-name="Emphasis"><text:span text:style-name="T10">If</text:span></text:span><text:span text:style-name="T10"> + présent simple + </text:span><text:span text:style-name="Emphasis"><text:span text:style-name="T10">will</text:span></text:span><text:span text:style-name="T10"> </text:span></text:p>
            </table:table-cell>
            <table:table-cell table:style-name="Tableau1.A1" office:value-type="string">
              <text:p text:style-name="P3">Si + présent + principale au futur</text:p>
            </table:table-cell>
          </table:table-row>
          <table:table-row table:style-name="TableLine93993369230768">
            <table:table-cell table:style-name="Tableau1.A1" office:value-type="string">
              <text:p text:style-name="P3">Potentiel</text:p>
            </table:table-cell>
            <table:table-cell table:style-name="Tableau1.A1" office:value-type="string">
              <text:p text:style-name="Table_20_Contents"><text:span text:style-name="Emphasis"><text:span text:style-name="T10">If</text:span></text:span><text:span text:style-name="T10"> + prétérit modal + </text:span><text:span text:style-name="Emphasis"><text:span text:style-name="T10">would</text:span></text:span><text:span text:style-name="T10"> </text:span></text:p>
            </table:table-cell>
            <table:table-cell table:style-name="Tableau1.A1" office:value-type="string">
              <text:p text:style-name="P3">Si + imparfait + principale au conditionnel présent</text:p>
            </table:table-cell>
          </table:table-row>
          <table:table-row table:style-name="TableLine93993369230768">
            <table:table-cell table:style-name="Tableau1.A1" office:value-type="string">
              <text:p text:style-name="P3">Irréel <text:span text:style-name="T9">(</text:span>présent<text:span text:style-name="T9">)</text:span></text:p>
            </table:table-cell>
            <table:table-cell table:style-name="Tableau1.A1" office:value-type="string">
              <text:p text:style-name="Table_20_Contents"><text:span text:style-name="Emphasis"><text:span text:style-name="T10">If</text:span></text:span><text:span text:style-name="T10"> + prétérit modal + </text:span><text:span text:style-name="Emphasis"><text:span text:style-name="T10">would</text:span></text:span><text:span text:style-name="T10"> </text:span></text:p>
            </table:table-cell>
            <table:table-cell table:style-name="Tableau1.A1" office:value-type="string">
              <text:p text:style-name="P3">Si + imparfait + principale au conditionnel présent</text:p>
            </table:table-cell>
          </table:table-row>
          <table:table-row table:style-name="TableLine93993369230768">
            <table:table-cell table:style-name="Tableau1.A1" office:value-type="string">
              <text:p text:style-name="P3">Irréel <text:span text:style-name="T9">(</text:span>passé<text:span text:style-name="T9">)</text:span></text:p>
            </table:table-cell>
            <table:table-cell table:style-name="Tableau1.A1" office:value-type="string">
              <text:p text:style-name="Table_20_Contents"><text:span text:style-name="Emphasis"><text:span text:style-name="T10">If</text:span></text:span><text:span text:style-name="T10"> + </text:span><text:span text:style-name="Emphasis"><text:span text:style-name="T10">past perfect</text:span></text:span><text:span text:style-name="T10"> modal + </text:span><text:span text:style-name="Emphasis"><text:span text:style-name="T10">would have</text:span></text:span><text:span text:style-name="T10"> </text:span></text:p>
            </table:table-cell>
            <table:table-cell table:style-name="Tableau1.A1" office:value-type="string">
              <text:p text:style-name="P3">Si + plus-que-parfait + principale au conditionnel passé</text:p>
            </table:table-cell>
          </table:table-row>
        </table:table-header-rows>
      </table:table>
      <text:p text:style-name="Text_20_body"><text:span text:style-name="Emphasis"><text:span text:style-name="T4"/></text:span></text:p>
      <text:p text:style-name="Text_20_body"><text:span text:style-name="Emphasis"><text:span text:style-name="T4">⚠ Dans l'irréel du présent, </text:span></text:span><text:span text:style-name="Emphasis"><text:span text:style-name="T7">be</text:span></text:span><text:span text:style-name="Emphasis"><text:span text:style-name="T4"> prend la forme </text:span></text:span><text:span text:style-name="Emphasis"><text:span text:style-name="Strong_20_Emphasis"><text:span text:style-name="T4">were</text:span></text:span></text:span><text:span text:style-name="Emphasis"><text:span text:style-name="T4"> à toutes les personnes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adornments="Gras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arial" fo:font-family="arial" style:font-style-name="Gras" style:font-family-generic="swiss"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normal" style:text-underline-style="solid" style:text-underline-width="auto" style:text-underline-color="#2a6099" fo:font-weight="normal" style:font-size-asian="13pt" style:font-style-asian="normal" style:font-weight-asian="normal" style:font-size-complex="13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0.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4T14:19:02.863903550</meta:creation-date>
    <meta:editing-duration>PT8H35M38S</meta:editing-duration>
    <meta:editing-cycles>42</meta:editing-cycles>
    <meta:generator>LibreOffice/7.3.4.2$Linux_X86_64 LibreOffice_project/30$Build-2</meta:generator>
    <dc:title>TST</dc:title>
    <dc:date>2022-08-03T14:20:07.236718941</dc:date>
    <meta:document-statistic meta:table-count="1" meta:image-count="0" meta:object-count="0" meta:page-count="1" meta:paragraph-count="35" meta:word-count="225" meta:character-count="1179" meta:non-whitespace-character-count="985"/>
    <meta:template xlink:type="simple" xlink:actuate="onRequest" xlink:title="TST" xlink:href="../../../../../.config/libreoffice/4/user/template/TST.ott" meta:date="2022-07-24T14:18:57.807227489"/>
  </office:meta>
</office:document-meta>
</file>